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a91f" officeooo:paragraph-rsid="001ba91f"/>
    </style:style>
    <style:style style:name="T1" style:family="text">
      <style:text-properties officeooo:rsid="001bf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Сцена 1. Пробуждение</text:h>
      <text:p text:style-name="P1"/>
      <text:p text:style-name="P1"><text:tab/>Пробуждение из криосна всегда дается организму тяжело. Полминуты просто пытаешься собрать себя в кучу, понять кто ты и где ты. И на этот раз процесс переживается не легче. Воспоминания медленно возвращаются. Помимо них нарастает какая-то неясная тревога. Источник ее не совсем ясен, но все по порядку.</text:p>
      <text:p text:style-name="P1"><text:tab/>Мы на корабле Зеленый Рыцарь. Миссия - разведка обитаемых экзопланет для выяснения рентабельности колонизации. На борту 4 члена экипажа и 6 пассажиров, в основном инженеры-исследователи и специалисты по всей той аппаратуре в грузовом отсеке. Да, у этих яйцеголовых там умная начинка: роботы, сенсоры, целую минилабораторию можно собрать. Естесственно, для этого и летим на Глизе 581d...</text:p>
      <text:p text:style-name="P1"><text:tab/>...Секунду...что-то пошло не так, иначе почему вы слышите эти сирены. И свет, багровый, от аварийной системы энергоснабжения. Надо выбираться из капсулы и прояснить ситуацию.</text:p>
      <text:p text:style-name="P1"><text:tab/>Пара минут, и вы втроем на капитанском мостике. Врач, Капитан и бортовой инженер. </text:p>
      <text:p text:style-name="P1">Судя по приборам, Зеленый Рыцарь успешно запустил процедуру посадки, управляемый автопилотом, но незадолго до приземления случилась авария. </text:p>
      <text:p text:style-name="P1"><text:tab/>Для выяснения всех обстоятельств требуется время. <text:span text:style-name="T1">Да, и, черт возьми, где второй пилот?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52:54.007285757</meta:creation-date>
    <dc:date>2017-02-23T11:22:23.040244891</dc:date>
    <meta:editing-duration>PT9M1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71" meta:character-count="1195" meta:non-whitespace-character-count="1024"/>
  </office:meta>
</office:document-meta>
</file>